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style:font-name="Calibri" fo:font-size="10pt" style:font-size-asian="10pt" style:font-size-complex="10pt"/>
    </style:style>
    <style:style style:name="P2" style:family="paragraph" style:parent-style-name="Standard" style:list-style-name="L1">
      <style:text-properties style:font-name="Calibri" fo:font-size="10pt" style:font-size-asian="10pt" style:font-size-complex="10pt"/>
    </style:style>
    <style:style style:name="P3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DocDat</text:p>
      <text:list xml:id="list26400927" text:style-name="L1">
        <text:list-item>
          <text:p text:style-name="P2">Introduction</text:p>
          <text:list>
            <text:list-item>
              <text:p text:style-name="P2">Output any PseudoElement list to a Word document</text:p>
            </text:list-item>
          </text:list>
        </text:list-item>
        <text:list-item>
          <text:p text:style-name="P2">Definitions</text:p>
          <text:list>
            <text:list-item>
              <text:p text:style-name="P3"><text:span text:style-name="T1"/></text:p>
            </text:list-item>
          </text:list>
        </text:list-item>
        <text:list-item>
          <text:p text:style-name="P2">Requirements</text:p>
          <text:list>
            <text:list-item>
              <text:p text:style-name="P2">Expect first element to contain common description (title, author)</text:p>
            </text:list-item>
            <text:list-item>
              <text:p text:style-name="P2">Works with proxy</text:p>
            </text:list-item>
            <text:list-item>
              <text:p text:style-name="P2">Configurable</text:p>
              <text:list>
                <text:list-item>
                  <text:p text:style-name="P2">works straight from file</text:p>
                </text:list-item>
                <text:list-item>
                  <text:p text:style-name="P2">works with proxy</text:p>
                </text:list-item>
                <text:list-item>
                  <text:p text:style-name="P2">specify what to pull from doc</text:p>
                </text:list-item>
                <text:list-item>
                  <text:p text:style-name="P2"/>
                  <text:list>
                    <text:list-header>
                      <text:p text:style-name="P2"/>
                      <text:list>
                        <text:list-header>
                          <text:p text:style-name="P2"/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DT22H48M33S</meta:editing-duration>
    <meta:editing-cycles>54</meta:editing-cycles>
    <meta:generator>OpenOffice.org/3.3$Win32 OpenOffice.org_project/330m20$Build-9567</meta:generator>
    <dc:date>2011-10-20T06:33:47.04</dc:date>
    <dc:creator>James Wilfong</dc:creator>
    <meta:document-statistic meta:table-count="0" meta:image-count="0" meta:object-count="0" meta:page-count="1" meta:paragraph-count="11" meta:word-count="49" meta:character-count="304"/>
    <meta:user-defined meta:name="Info 1"/>
    <meta:user-defined meta:name="Info 2"/>
    <meta:user-defined meta:name="Info 3"/>
    <meta:user-defined meta:name="Info 4"/>
  </office:meta>
</office:document-meta>
</file>